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Preformatted_20_Text" style:list-style-name="L17"/>
    <style:style style:name="P4" style:family="paragraph" style:parent-style-name="Preformatted_20_Text" style:list-style-name="L20"/>
    <style:style style:name="P5" style:family="paragraph" style:parent-style-name="Text_20_body" style:list-style-name="L2">
      <style:paragraph-properties fo:margin-top="0in" fo:margin-bottom="0in" style:contextual-spacing="false"/>
    </style:style>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paragraph-properties fo:margin-top="0in" fo:margin-bottom="0in" style:contextual-spacing="false"/>
    </style:style>
    <style:style style:name="P8" style:family="paragraph" style:parent-style-name="Text_20_body" style:list-style-name="L5">
      <style:paragraph-properties fo:margin-top="0in" fo:margin-bottom="0in" style:contextual-spacing="false"/>
    </style:style>
    <style:style style:name="P9" style:family="paragraph" style:parent-style-name="Text_20_body" style:list-style-name="L6">
      <style:paragraph-properties fo:margin-top="0in" fo:margin-bottom="0in" style:contextual-spacing="false"/>
    </style:style>
    <style:style style:name="P10" style:family="paragraph" style:parent-style-name="Text_20_body" style:list-style-name="L7">
      <style:paragraph-properties fo:margin-top="0in" fo:margin-bottom="0in" style:contextual-spacing="false"/>
    </style:style>
    <style:style style:name="P11" style:family="paragraph" style:parent-style-name="Text_20_body" style:list-style-name="L8">
      <style:paragraph-properties fo:margin-top="0in" fo:margin-bottom="0in" style:contextual-spacing="false"/>
    </style:style>
    <style:style style:name="P12" style:family="paragraph" style:parent-style-name="Text_20_body" style:list-style-name="L9">
      <style:paragraph-properties fo:margin-top="0in" fo:margin-bottom="0in" style:contextual-spacing="false"/>
    </style:style>
    <style:style style:name="P13" style:family="paragraph" style:parent-style-name="Text_20_body" style:list-style-name="L10">
      <style:paragraph-properties fo:margin-top="0in" fo:margin-bottom="0in" style:contextual-spacing="false"/>
    </style:style>
    <style:style style:name="P14" style:family="paragraph" style:parent-style-name="Text_20_body" style:list-style-name="L11"/>
    <style:style style:name="P15" style:family="paragraph" style:parent-style-name="Text_20_body" style:list-style-name="L12">
      <style:paragraph-properties fo:margin-top="0in" fo:margin-bottom="0in" style:contextual-spacing="false"/>
    </style:style>
    <style:style style:name="P16" style:family="paragraph" style:parent-style-name="Text_20_body" style:list-style-name="L13">
      <style:paragraph-properties fo:margin-top="0in" fo:margin-bottom="0in" style:contextual-spacing="false"/>
    </style:style>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paragraph-properties fo:margin-top="0in" fo:margin-bottom="0in" style:contextual-spacing="false"/>
    </style:style>
    <style:style style:name="P20" style:family="paragraph" style:parent-style-name="Text_20_body" style:list-style-name="L17"/>
    <style:style style:name="P21" style:family="paragraph" style:parent-style-name="Text_20_body" style:list-style-name="L17">
      <style:text-properties fo:font-weight="bold" style:font-weight-asian="bold" style:font-weight-complex="bold"/>
    </style:style>
    <style:style style:name="P22" style:family="paragraph" style:parent-style-name="Text_20_body" style:list-style-name="L18">
      <style:paragraph-properties fo:margin-top="0in" fo:margin-bottom="0in" style:contextual-spacing="false"/>
    </style:style>
    <style:style style:name="P23" style:family="paragraph" style:parent-style-name="Text_20_body" style:list-style-name="L19">
      <style:paragraph-properties fo:margin-top="0in" fo:margin-bottom="0in" style:contextual-spacing="false"/>
    </style:style>
    <style:style style:name="P24" style:family="paragraph" style:parent-style-name="Text_20_body" style:list-style-name="L20"/>
    <style:style style:name="P25" style:family="paragraph" style:parent-style-name="Text_20_body" style:list-style-name="L21">
      <style:paragraph-properties fo:margin-top="0in" fo:margin-bottom="0in" style:contextual-spacing="false"/>
    </style:style>
    <style:style style:name="P26" style:family="paragraph" style:parent-style-name="Text_20_body" style:list-style-name="L22"/>
    <style:style style:name="P27" style:family="paragraph" style:parent-style-name="Text_20_body" style:list-style-name="L23">
      <style:paragraph-properties fo:margin-top="0in" fo:margin-bottom="0in" style:contextual-spacing="false"/>
    </style:style>
    <style:style style:name="P28" style:family="paragraph" style:parent-style-name="Text_20_body" style:list-style-name="L24">
      <style:paragraph-properties fo:margin-top="0in" fo:margin-bottom="0in" style:contextual-spacing="false"/>
    </style:style>
    <style:style style:name="P29" style:family="paragraph" style:parent-style-name="Text_20_body" style:list-style-name="L25"/>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setting-up-local-backups-with-rsync"/>Setting Up Local Backups with <text:span text:style-name="Source_5f_Text">rsync</text:span><text:bookmark-end text:name="setting-up-local-backups-with-rsync"/></text:h>
      <text:h text:style-name="Heading_20_2" text:outline-level="2"><text:bookmark-start text:name="introduction"/>Introduction<text:bookmark-end text:name="introduction"/></text:h>
      <text:h text:style-name="Heading_20_3" text:outline-level="3"><text:bookmark-start text:name="understanding-basic-backup-concepts-and-rsync"/>Understanding Basic Backup Concepts and <text:span text:style-name="Source_5f_Text">rsync</text:span><text:bookmark-end text:name="understanding-basic-backup-concepts-and-rsync"/></text:h>
      <text:p text:style-name="First_20_paragraph">Think of backups as your server's safety net. Imagine accidentally deleting important configuration files or experiencing a hard drive failure. Without a backup, that data could be lost forever – a real headache for any system administrator! Backups are essentially copies of your data that you can restore in case of such disasters. They provide peace of mind and business continuity.</text:p>
      <text:p text:style-name="Text_20_body">Now, let's talk about <text:span text:style-name="Source_5f_Text">rsync</text:span>. It's a command-line tool in Linux that's like a super-efficient file copier. But it's much smarter than a simple <text:span text:style-name="Source_5f_Text">cp</text:span> command. Here are some of its key strengths:</text:p>
      <text:list xml:id="list248285557" text:style-name="L9">
        <text:list-item>
          <text:p text:style-name="P12"><text:span text:style-name="T1">Efficiency</text:span>: <text:span text:style-name="Source_5f_Text">rsync</text:span> only copies the differences between the source and destination files. If a file hasn't changed since the last backup, <text:span text:style-name="Source_5f_Text">rsync</text:span> skips it, saving time and bandwidth. This is especially useful for regular backups.</text:p>
        </text:list-item>
        <text:list-item>
          <text:p text:style-name="P12"><text:span text:style-name="T1">Incremental Backups</text:span>: As mentioned, it can perform incremental backups, meaning after the first full backup, it only copies the changes.</text:p>
        </text:list-item>
        <text:list-item>
          <text:p text:style-name="P12"><text:span text:style-name="T1">Versatility</text:span>: It works for both local backups (copying files on the same machine) and remote backups (copying files to another server). We'll focus on local backups for now.</text:p>
        </text:list-item>
        <text:list-item>
          <text:p text:style-name="P12"><text:span text:style-name="T1">Preservation of Attributes</text:span>: <text:span text:style-name="Source_5f_Text">rsync</text:span> can preserve file permissions, ownership, timestamps, and other important attributes, ensuring your backups are faithful copies of the original data.</text:p>
        </text:list-item>
      </text:list>
      <text:p text:style-name="First_20_paragraph">Think of <text:span text:style-name="Source_5f_Text">rsync</text:span> as a meticulous librarian who, after the first full cataloging of your books (full backup), only notes down any new books or changes to existing ones (incremental backup) in subsequent visits.</text:p>
      <text:h text:style-name="Heading_20_2" text:outline-level="2"><text:bookmark-start text:name="installing-rsync-and-basic-syntax"/>Installing <text:span text:style-name="Source_5f_Text">rsync</text:span> and Basic Syntax<text:bookmark-end text:name="installing-rsync-and-basic-syntax"/></text:h>
      <text:p text:style-name="First_20_paragraph">Since these guides are based on Debian-based Linux distributions, you can easily install <text:span text:style-name="Source_5f_Text">rsync</text:span> using the <text:span text:style-name="Source_5f_Text">apt</text:span> package manager. Open your terminal and run the following command:</text:p>
      <text:p text:style-name="Preformatted_20_Text"><text:span text:style-name="FunctionTok">sudo</text:span><text:span text:style-name="NormalTok"> apt update</text:span> </text:p>
      <text:p text:style-name="Preformatted_20_Text"><text:span text:style-name="FunctionTok">sudo</text:span><text:span text:style-name="NormalTok"> apt install rsync</text:span> </text:p>
      <text:p text:style-name="First_20_paragraph">The first command <text:span text:style-name="Source_5f_Text">sudo apt update</text:span> refreshes the package lists, ensuring you have the latest information about available software. The second command <text:span text:style-name="Source_5f_Text">sudo apt install rsync</text:span> downloads and installs the <text:span text:style-name="Source_5f_Text">rsync</text:span> tool. You'll likely be prompted to enter your password to authorize the installation.</text:p>
      <text:p text:style-name="Text_20_body">Once installed, you can verify it by running:</text:p>
      <text:p text:style-name="Preformatted_20_Text"><text:span text:style-name="FunctionTok">rsync</text:span><text:span text:style-name="NormalTok"> </text:span><text:span text:style-name="AttributeTok">--version</text:span> </text:p>
      <text:p text:style-name="First_20_paragraph"><text:soft-page-break/>This should display the version of <text:span text:style-name="Source_5f_Text">rsync</text:span> that's installed on your system.</text:p>
      <text:h text:style-name="Heading_20_3" text:outline-level="3"><text:bookmark-start text:name="basic-syntax"/>Basic Syntax<text:bookmark-end text:name="basic-syntax"/></text:h>
      <text:p text:style-name="First_20_paragraph">Now, let's look at the basic syntax of the <text:span text:style-name="Source_5f_Text">rsync</text:span> command:</text:p>
      <text:p text:style-name="Preformatted_20_Text"><text:span text:style-name="FunctionTok">rsync</text:span><text:span text:style-name="NormalTok"> </text:span><text:span text:style-name="PreprocessorTok">[</text:span><text:span text:style-name="SpecialStringTok">options</text:span><text:span text:style-name="PreprocessorTok">]</text:span><text:span text:style-name="NormalTok"> source destination</text:span> </text:p>
      <text:list xml:id="list3967686976" text:style-name="L10">
        <text:list-item>
          <text:p text:style-name="P13"><text:span text:style-name="Source_5f_Text">rsync</text:span>: This is the command itself.</text:p>
        </text:list-item>
        <text:list-item>
          <text:p text:style-name="P13"><text:span text:style-name="Source_5f_Text">[options]</text:span>: These are flags that modify how <text:span text:style-name="Source_5f_Text">rsync</text:span> works. We'll learn about some important ones shortly.</text:p>
        </text:list-item>
        <text:list-item>
          <text:p text:style-name="P13"><text:span text:style-name="Source_5f_Text">source</text:span>: This is the file or directory you want to back up.</text:p>
        </text:list-item>
        <text:list-item>
          <text:p text:style-name="P13"><text:span text:style-name="Source_5f_Text">destination</text:span>: This is where you want to store the backup. It can be another directory on the same machine or a different storage device mounted on your server.</text:p>
        </text:list-item>
      </text:list>
      <text:p text:style-name="First_20_paragraph">Think of it like saying, "Hey <text:span text:style-name="Source_5f_Text">rsync</text:span>, using these <text:span text:style-name="Source_5f_Text">[options]</text:span>, please copy this <text:span text:style-name="Source_5f_Text">source</text:span> to this <text:span text:style-name="Source_5f_Text">destination</text:span>."</text:p>
      <text:h text:style-name="Heading_20_3" text:outline-level="3"><text:bookmark-start text:name="rsync-options"/><text:span text:style-name="Source_5f_Text">rsync</text:span> Options<text:bookmark-end text:name="rsync-options"/></text:h>
      <text:p text:style-name="First_20_paragraph">Now that you know the basic structure of the rsync command, let's explore some essential options that will significantly enhance its functionality.</text:p>
      <text:p text:style-name="Text_20_body">Here are three fundamental options you'll use frequently:</text:p>
      <text:list xml:id="list608512798" text:style-name="L11">
        <text:list-item>
          <text:p text:style-name="P14"><text:span text:style-name="Source_5f_Text">-v</text:span> <text:span text:style-name="T1">(verbose)</text:span>: This option tells <text:span text:style-name="Source_5f_Text">rsync</text:span> to be more talkative and display detailed information about what files are being transferred and what actions are being taken. It's very helpful for understanding what <text:span text:style-name="Source_5f_Text">rsync</text:span> is doing, especially when you're starting out or troubleshooting. Think of it as the librarian giving you a detailed list of every book they handle.</text:p>
        </text:list-item>
        <text:list-item>
          <text:p text:style-name="P14"><text:span text:style-name="Source_5f_Text">-a</text:span> <text:span text:style-name="T1">(archive mode)</text:span>: This is a very powerful and commonly used option. It's actually a shorthand for several other options that ensure a comprehensive backup. Specifically, it includes:</text:p>
          <text:list text:style-name="L12">
            <text:list-item>
              <text:p text:style-name="P15"><text:span text:style-name="Source_5f_Text">-r</text:span> <text:span text:style-name="T1">(recursive)</text:span>: Copies directories and their contents recursively.</text:p>
            </text:list-item>
            <text:list-item>
              <text:p text:style-name="P15"><text:span text:style-name="Source_5f_Text">-l</text:span> <text:span text:style-name="T1">(links)</text:span>: Preserves symbolic links.</text:p>
            </text:list-item>
            <text:list-item>
              <text:p text:style-name="P15"><text:span text:style-name="Source_5f_Text">-p</text:span> <text:span text:style-name="T1">(perms)</text:span>: Preserves permissions.</text:p>
            </text:list-item>
            <text:list-item>
              <text:p text:style-name="P15"><text:span text:style-name="Source_5f_Text">-t</text:span> <text:span text:style-name="T1">(times)</text:span>: Preserves modification times.</text:p>
            </text:list-item>
            <text:list-item>
              <text:p text:style-name="P15"><text:span text:style-name="Source_5f_Text">-g</text:span> <text:span text:style-name="T1">(group)</text:span>: Preserves group ownership.</text:p>
            </text:list-item>
            <text:list-item>
              <text:p text:style-name="P15"><text:span text:style-name="Source_5f_Text">-o</text:span> <text:span text:style-name="T1">(owner)</text:span>: Preserves owner (requires superuser privileges).</text:p>
            </text:list-item>
            <text:list-item>
              <text:p text:style-name="P15"><text:span text:style-name="Source_5f_Text">-D</text:span>: Preserves special and block devices. Essentially, <text:span text:style-name="Source_5f_Text">-a</text:span> aims to create an exact copy of your source data, preserving most of its attributes. It's like telling the librarian to make sure all the details about the books (like their genre, when they were last shelved, etc.) are also copied.</text:p>
            </text:list-item>
          </text:list>
        </text:list-item>
        <text:list-item>
          <text:p text:style-name="P14"><text:span text:style-name="Source_5f_Text">-n</text:span> <text:span text:style-name="T1">(dry run)</text:span>: This is an incredibly useful option for testing your rsync commands without actually making any changes to the destination. It shows you exactly what rsync would do if you ran the command without <text:span text:style-name="Source_5f_Text">-n</text:span>. This allows you to preview the actions and <text:soft-page-break/>catch any potential mistakes before they happen. It's like asking the librarian to tell you which books they would move without actually moving them.</text:p>
        </text:list-item>
      </text:list>
      <text:p text:style-name="First_20_paragraph">Here are a couple of examples to illustrate their usage:</text:p>
      <text:p text:style-name="Text_20_body">To see a detailed output of what would happen when backing up a directory named <text:span text:style-name="Source_5f_Text">important_files</text:span> to a directory named <text:span text:style-name="Source_5f_Text">backup</text:span> in the current location, you would use:</text:p>
      <text:p text:style-name="Preformatted_20_Text"><text:span text:style-name="FunctionTok">rsync</text:span><text:span text:style-name="NormalTok"> </text:span><text:span text:style-name="AttributeTok">-avn</text:span><text:span text:style-name="NormalTok"> important_files/ backup/</text:span> </text:p>
      <text:p text:style-name="First_20_paragraph">Notice the trailing slashes. They can be important and affect whether <text:span text:style-name="Source_5f_Text">rsync</text:span> creates a subdirectory within the destination.</text:p>
      <text:p text:style-name="Text_20_body">To perform an actual backup while preserving attributes and seeing the progress, you'd use:</text:p>
      <text:p text:style-name="Preformatted_20_Text"><text:span text:style-name="FunctionTok">rsync</text:span><text:span text:style-name="NormalTok"> </text:span><text:span text:style-name="AttributeTok">-av</text:span><text:span text:style-name="NormalTok"> important_files/ backup/</text:span> </text:p>
      <text:h text:style-name="Heading_20_2" text:outline-level="2"><text:bookmark-start text:name="performing-full-backups-with-rsync"/>Performing Full Backups with <text:span text:style-name="Source_5f_Text">rsync</text:span><text:bookmark-end text:name="performing-full-backups-with-rsync"/></text:h>
      <text:p text:style-name="First_20_paragraph">Imagine you have a crucial directory on your Ubuntu Server called <text:span text:style-name="Source_5f_Text">/etc/nginx/sites-available</text:span> that contains the configuration files for your websites. You want to create a backup of this entire directory to another local directory, say <text:span text:style-name="Source_5f_Text">/var/backup/nginx-config-full</text:span>.</text:p>
      <text:p text:style-name="Text_20_body">Here's the <text:span text:style-name="Source_5f_Text">rsync</text:span> command you would use:</text:p>
      <text:p text:style-name="Preformatted_20_Text"><text:span text:style-name="FunctionTok">sudo</text:span><text:span text:style-name="NormalTok"> rsync </text:span><text:span text:style-name="AttributeTok">-av</text:span><text:span text:style-name="NormalTok"> /etc/nginx/sites-available/ /var/backup/nginx-config-full/</text:span> </text:p>
      <text:p text:style-name="First_20_paragraph">Let's break down this command:</text:p>
      <text:list xml:id="list4092554368" text:style-name="L13">
        <text:list-item>
          <text:p text:style-name="P16"><text:span text:style-name="Source_5f_Text">sudo</text:span>: We use <text:span text:style-name="Source_5f_Text">sudo</text:span> because backing up system configuration files often requires administrator privileges.</text:p>
        </text:list-item>
        <text:list-item>
          <text:p text:style-name="P16"><text:span text:style-name="Source_5f_Text">rsync</text:span>: The command itself.</text:p>
        </text:list-item>
        <text:list-item>
          <text:p text:style-name="P16"><text:span text:style-name="Source_5f_Text">-a</text:span>: This is our trusty archive mode, ensuring that all the files and directories within <text:span text:style-name="Source_5f_Text">/etc/nginx/sites-available</text:span> are copied recursively, and their permissions, ownership, timestamps, and symbolic links are preserved.</text:p>
        </text:list-item>
        <text:list-item>
          <text:p text:style-name="P16"><text:span text:style-name="Source_5f_Text">-v</text:span>: The verbose option, which will show you the details of each file and directory being copied.</text:p>
        </text:list-item>
        <text:list-item>
          <text:p text:style-name="P16"><text:span text:style-name="Source_5f_Text">/etc/nginx/sites-available/</text:span>: This is the <text:span text:style-name="T1">source</text:span> directory – the one we want to back up. Notice the trailing slash. It's important! If you omit it, <text:span text:style-name="Source_5f_Text">rsync</text:span> will copy the <text:span text:style-name="Source_5f_Text">sites-available</text:span> directory itself into the destination, creating <text:span text:style-name="Source_5f_Text">/var/backup/nginx-config-full/sites-available</text:span>. With the trailing slash, it copies the contents of <text:span text:style-name="Source_5f_Text">sites-available</text:span> directly into <text:span text:style-name="Source_5f_Text">/var/backup/nginx-config-full</text:span>.</text:p>
        </text:list-item>
        <text:list-item>
          <text:p text:style-name="P16"><text:span text:style-name="Source_5f_Text">/var/backup/nginx-config-full/</text:span>: This is the <text:span text:style-name="T1">destination</text:span> directory – where the backup will be stored. <text:span text:style-name="Source_5f_Text">rsync</text:span> will create this directory if it doesn't already exist. Again, the trailing slash here means <text:span text:style-name="Source_5f_Text">rsync</text:span> will copy the contents of the source into this directory.</text:p>
        </text:list-item>
      </text:list>
      <text:p text:style-name="First_20_paragraph">When you run this command, <text:span text:style-name="Source_5f_Text">rsync</text:span> will go through all the files and directories within <text:span text:style-name="Source_5f_Text">/etc/nginx/sites-available</text:span> and copy them to <text:span text:style-name="Source_5f_Text">/var/backup/nginx-config-full</text:span>, preserving their attributes.</text:p>
      <text:h text:style-name="Heading_20_3" text:outline-level="3"><text:bookmark-start text:name="important-considerations-when-choosing-a-backup-destination-for-your-local-backups"/><text:soft-page-break/>Important Considerations when Choosing a Backup Destination for Your Local Backups<text:bookmark-end text:name="important-considerations-when-choosing-a-backup-destination-for-your-local-backups"/></text:h>
      <text:list xml:id="list2555293052" text:style-name="L14">
        <text:list-item>
          <text:p text:style-name="P17"><text:span text:style-name="T1">Separate Physical Storage</text:span>: Ideally, your backup destination should be on a completely separate physical storage device from your primary data. This protects against hardware failures of your main hard drive. Imagine if both your original files and their backups were on the same failing drive – that wouldn't be very helpful! This could be a second internal hard drive, an external USB drive, or even a Network Attached Storage (NAS) device on your local network (though that blurs the line a bit between local and remote).</text:p>
        </text:list-item>
        <text:list-item>
          <text:p text:style-name="P17"><text:span text:style-name="T1">Sufficient Capacity</text:span>: Your backup storage needs to have enough capacity to hold all the data you plan to back up, and ideally, some extra space for future growth and multiple backup versions (which we'll discuss later with incremental backups). Running out of space mid-backup is a common and frustrating issue.</text:p>
        </text:list-item>
        <text:list-item>
          <text:p text:style-name="P17"><text:span text:style-name="T1">Accessibility</text:span>: The backup location needs to be accessible to the user or process performing the backup. This usually means having the correct file system permissions.</text:p>
        </text:list-item>
        <text:list-item>
          <text:p text:style-name="P17"><text:span text:style-name="T1">Mount Point</text:span>: If you're using a separate drive or partition, it needs to be properly mounted to a directory on your system (like <text:span text:style-name="Source_5f_Text">/mnt/backupdrive</text:span> as we mentioned).</text:p>
        </text:list-item>
        <text:list-item>
          <text:p text:style-name="P17"><text:span text:style-name="T1">File System</text:span>: The file system on your backup destination should be compatible with the types of files and attributes you are backing up. Most Linux file systems (like ext4) work well with <text:span text:style-name="Source_5f_Text">rsync</text:span>.</text:p>
        </text:list-item>
      </text:list>
      <text:p text:style-name="First_20_paragraph">Think of it this way: if your main server is a house, you wouldn't want to keep the emergency blueprints inside the same house! You'd want them in a separate, fireproof safe (the backup storage) that's easy to get to if something goes wrong.</text:p>
      <text:h text:style-name="Heading_20_2" text:outline-level="2"><text:bookmark-start text:name="implementing-incremental-backups-with-rsync"/>Implementing Incremental Backups with <text:span text:style-name="Source_5f_Text">rsync</text:span><text:bookmark-end text:name="implementing-incremental-backups-with-rsync"/></text:h>
      <text:p text:style-name="First_20_paragraph">Now that we've covered full backups, let's talk about <text:span text:style-name="T1">incremental backups</text:span>. This is where <text:span text:style-name="Source_5f_Text">rsync</text:span> really shines in terms of efficiency for ongoing backups.</text:p>
      <text:p text:style-name="Text_20_body">Imagine you've done a full backup of your <text:span text:style-name="Source_5f_Text">/etc/nginx/sites-available directory</text:span>, which we'll call your base backup. Now, a week later, only a few configuration files have been changed. Instead of copying the entire <text:span text:style-name="Source_5f_Text">sites-available</text:span> directory again (which would be time-consuming and use a lot of space), an incremental backup only copies the files that have changed since the last backup.</text:p>
      <text:p text:style-name="Text_20_body"><text:span text:style-name="Source_5f_Text">rsync</text:span> achieves this by comparing the files in the source directory with the files in the destination directory from the previous backup. It then only transfers the new or modified files. This saves significant time and storage space, especially for frequently changing data.</text:p>
      <text:p text:style-name="Text_20_body">To implement incremental backups with <text:span text:style-name="Source_5f_Text">rsync</text:span>, we often use a combination of the <text:span text:style-name="Source_5f_Text">--delete</text:span> option and hard links (achieved using <text:span text:style-name="Source_5f_Text">-H</text:span> and <text:span text:style-name="Source_5f_Text">--link-dest</text:span>). Let's break these down:</text:p>
      <text:list xml:id="list3149337917" text:style-name="L15">
        <text:list-item>
          <text:p text:style-name="P18"><text:soft-page-break/><text:span text:style-name="Source_5f_Text">--delete</text:span>: This option tells <text:span text:style-name="Source_5f_Text">rsync</text:span> to delete files in the destination directory that no longer exist in the source directory. This is important for keeping your backup synchronized with the original data. If you delete a file in <text:span text:style-name="Source_5f_Text">/etc/nginx/sites-available</text:span>, using <text:span text:style-name="Source_5f_Text">--delete</text:span> in your backup command will also remove it from your backup on the next run. Think of it as the librarian removing records of books that have been discarded.</text:p>
        </text:list-item>
        <text:list-item>
          <text:p text:style-name="P18"><text:span text:style-name="T1">Hard Links (</text:span><text:span text:style-name="Source_5f_Text">-H</text:span> <text:span text:style-name="T1">and</text:span> <text:span text:style-name="Source_5f_Text">--link-dest</text:span><text:span text:style-name="T1">)</text:span>: This is the clever part that saves space.</text:p>
          <text:list text:style-name="L16">
            <text:list-item>
              <text:p text:style-name="P19"><text:span text:style-name="Source_5f_Text">-H</text:span> tells <text:span text:style-name="Source_5f_Text">rsync</text:span> to preserve hard links in the source.</text:p>
            </text:list-item>
            <text:list-item>
              <text:p text:style-name="P19"><text:span text:style-name="Source_5f_Text">--link-dest=DIR</text:span> tells <text:span text:style-name="Source_5f_Text">rsync</text:span> that if a file in the source has not changed since the backup in <text:span text:style-name="Source_5f_Text">DIR</text:span>, instead of copying the entire file again, it should create a <text:span text:style-name="T1">hard link</text:span> to the unchanged file in <text:span text:style-name="Source_5f_Text">DIR</text:span>.</text:p>
            </text:list-item>
          </text:list>
        </text:list-item>
      </text:list>
      <text:p text:style-name="First_20_paragraph">A <text:span text:style-name="T1">hard</text:span> link is essentially another name for the same file data on the disk. It doesn't take up extra space. So, in our incremental backup, if a configuration file hasn't changed since the last backup, <text:span text:style-name="Source_5f_Text">rsync</text:span> just creates a new "pointer" (the hard link) to the existing version of the file in your previous backup directory. Only the truly new or modified files are actually copied, saving a ton of space!</text:p>
      <text:h text:style-name="Heading_20_3" text:outline-level="3"><text:bookmark-start text:name="a-practical-example-of-incremental-backups"/>A Practical Example of Incremental Backups<text:bookmark-end text:name="a-practical-example-of-incremental-backups"/></text:h>
      <text:p text:style-name="First_20_paragraph">Let's say we want to back up our <text:span text:style-name="Source_5f_Text">/etc/nginx/sites-available</text:span> directory to <text:span text:style-name="Source_5f_Text">/var/backup/nginx-config-incremental</text:span>. We'll create a new subdirectory within this for each backup.</text:p>
      <text:list xml:id="list1169868788" text:style-name="L17">
        <text:list-item>
          <text:p text:style-name="P21">Initial Full Backup</text:p>
          <text:p text:style-name="P20">First, we perform a full backup. We'll name the first backup directory <text:span text:style-name="Source_5f_Text">backup.0</text:span>.</text:p>
          <text:p text:style-name="P3"><text:span text:style-name="FunctionTok">sudo</text:span><text:span text:style-name="NormalTok"> rsync </text:span><text:span text:style-name="AttributeTok">-av</text:span><text:span text:style-name="NormalTok"> /etc/nginx/sites-available/ /var/backup/nginx-config-incremental/backup.0/</text:span> </text:p>
          <text:p text:style-name="P20">This command will copy all the files and directories from <text:span text:style-name="Source_5f_Text">/etc/nginx/sites-available</text:span> to <text:span text:style-name="Source_5f_Text">/var/backup/nginx-config-incremental/backup.0/</text:span>.</text:p>
        </text:list-item>
        <text:list-item>
          <text:p text:style-name="P21">First Incremental Backup</text:p>
          <text:p text:style-name="P20">Now, let's say some changes have been made to the configuration files. To create our first incremental backup (let's call it <text:span text:style-name="Source_5f_Text">backup.1</text:span>), we'll use the <text:span text:style-name="Source_5f_Text">--link-dest</text:span> option, pointing it to our base backup (<text:span text:style-name="Source_5f_Text">backup.0</text:span>), and also include the <text:span text:style-name="Source_5f_Text">--delete</text:span> option.</text:p>
          <text:p text:style-name="P3"><text:span text:style-name="FunctionTok">sudo</text:span><text:span text:style-name="NormalTok"> rsync </text:span><text:span text:style-name="AttributeTok">-av</text:span><text:span text:style-name="NormalTok"> </text:span><text:span text:style-name="AttributeTok">--delete</text:span><text:span text:style-name="NormalTok"> </text:span><text:span text:style-name="AttributeTok">--link-dest</text:span><text:span text:style-name="OperatorTok">=</text:span><text:span text:style-name="NormalTok">/var/backup/nginx-config-incremental/backup.0/ /etc/nginx/sites-available/ /var/backup/nginx-config-incremental/backup.1/</text:span> </text:p>
          <text:p text:style-name="P20">Here's what's happening:</text:p>
          <text:list text:style-name="L18">
            <text:list-item>
              <text:p text:style-name="P22"><text:span text:style-name="Source_5f_Text">--link-dest=/var/backup/nginx-config-incremental/backup.0/</text:span>: This tells rsync to look at the backup.0 directory. If a file in <text:span text:style-name="Source_5f_Text">/etc/nginx/sites-available/</text:span> has the same content and attributes as a file in <text:span text:style-name="Source_5f_Text">backup.0</text:span>, it will create a hard link to <text:soft-page-break/>that file in <text:span text:style-name="Source_5f_Text">backup.1</text:span> instead of copying the entire file again.</text:p>
            </text:list-item>
            <text:list-item>
              <text:p text:style-name="P22"><text:span text:style-name="Source_5f_Text">--delete</text:span>: This ensures that if any files were deleted from <text:span text:style-name="Source_5f_Text">/etc/nginx/sites-available/</text:span> since the last backup, they will also be deleted from <text:span text:style-name="Source_5f_Text">backup.1</text:span>.</text:p>
            </text:list-item>
            <text:list-item>
              <text:p text:style-name="P22">The other options (<text:span text:style-name="Source_5f_Text">-a</text:span> and <text:span text:style-name="Source_5f_Text">-v</text:span>) work as we discussed before.</text:p>
            </text:list-item>
          </text:list>
          <text:p text:style-name="P20">Only the files that have been added or modified since the <text:span text:style-name="Source_5f_Text">backup.0</text:span> will be fully copied into the <text:span text:style-name="Source_5f_Text">backup.1</text:span> directory. The rest will be hard links to the files in <text:span text:style-name="Source_5f_Text">backup.0</text:span>, saving space.</text:p>
        </text:list-item>
        <text:list-item>
          <text:p text:style-name="P21">Subsequent Incremental Backups</text:p>
          <text:p text:style-name="P20">For the next incremental backup (e.g., <text:span text:style-name="Source_5f_Text">backup.2</text:span>), you would repeat the process, but this time, you would point <text:span text:style-name="Source_5f_Text">--link-dest</text:span> to the previous successful backup (<text:span text:style-name="Source_5f_Text">backup.1</text:span> in this case).</text:p>
          <text:p text:style-name="P3"><text:span text:style-name="FunctionTok">sudo</text:span><text:span text:style-name="NormalTok"> rsync </text:span><text:span text:style-name="AttributeTok">-av</text:span><text:span text:style-name="NormalTok"> </text:span><text:span text:style-name="AttributeTok">--delete</text:span><text:span text:style-name="NormalTok"> </text:span><text:span text:style-name="AttributeTok">--link-dest</text:span><text:span text:style-name="OperatorTok">=</text:span><text:span text:style-name="NormalTok">/var/backup/nginx-config-incremental/backup.1/ /etc/nginx/sites-available/ /var/backup/nginx-config-incremental/backup.2/</text:span> </text:p>
          <text:p text:style-name="P20">And so on. Each new backup directory will only contain the changes since the immediately preceding backup, with the unchanged files being hard links to the versions in the previous backup.</text:p>
          <text:p text:style-name="P20">This way, you can maintain a history of your backups without taking up excessive disk space.</text:p>
        </text:list-item>
      </text:list>
      <text:h text:style-name="Heading_20_2" text:outline-level="2"><text:bookmark-start text:name="automating-backups-with-cron"/>Automating Backups with <text:span text:style-name="Source_5f_Text">cron</text:span><text:bookmark-end text:name="automating-backups-with-cron"/></text:h>
      <text:p text:style-name="First_20_paragraph">Now that we've covered how to perform full and incremental backups with <text:span text:style-name="Source_5f_Text">rsync</text:span>, the next logical step is to <text:span text:style-name="T1">automate</text:span> this process. You don't want to have to manually run these <text:span text:style-name="Source_5f_Text">rsync</text:span> commands every day (or however often you need to back up)!</text:p>
      <text:p text:style-name="Text_20_body">This is where <text:span text:style-name="Source_5f_Text">cron</text:span> comes in. <text:span text:style-name="Source_5f_Text">cron</text:span> is a time-based job scheduler in Unix-like operating systems. It allows you to schedule commands or scripts to run automatically at specific times, dates, or intervals. Think of it as your server's personal assistant that takes care of routine tasks for you, like running your backups.</text:p>
      <text:p text:style-name="Text_20_body">To use <text:span text:style-name="Source_5f_Text">cron</text:span>, you need to edit a special file called a <text:span text:style-name="T1">crontab</text:span> (cron table). Each line in the crontab represents a scheduled job. The syntax for a crontab entry looks like this:</text:p>
      <text:p text:style-name="Preformatted_20_Text">minute hour day_of_month month day_of_week command_to_run</text:p>
      <text:p text:style-name="First_20_paragraph">Let's break down each field:</text:p>
      <text:list xml:id="list3770487928" text:style-name="L19">
        <text:list-item>
          <text:p text:style-name="P23"><text:span text:style-name="Source_5f_Text">minute</text:span>: The minute of the hour when the command will run (0-59).</text:p>
        </text:list-item>
        <text:list-item>
          <text:p text:style-name="P23"><text:span text:style-name="Source_5f_Text">hour</text:span>: The hour of the day when the command will run (0-23, where 0 is midnight).</text:p>
        </text:list-item>
        <text:list-item>
          <text:p text:style-name="P23"><text:span text:style-name="Source_5f_Text">day_of_month</text:span>: The day of the month when the command will run (1-31).</text:p>
        </text:list-item>
        <text:list-item>
          <text:p text:style-name="P23"><text:span text:style-name="Source_5f_Text">month</text:span>: The month of the year when the command will run (1-12, or you can use abbreviations like jan, feb, etc.).</text:p>
        </text:list-item>
        <text:list-item>
          <text:p text:style-name="P23"><text:span text:style-name="Source_5f_Text">day_of_week</text:span>: The day of the week when the command will run (0-6, where 0 is Sunday, <text:soft-page-break/>or you can use abbreviations like <text:span text:style-name="Source_5f_Text">sun</text:span>, <text:span text:style-name="Source_5f_Text">mon</text:span>, etc.).</text:p>
        </text:list-item>
        <text:list-item>
          <text:p text:style-name="P23"><text:span text:style-name="Source_5f_Text">command_to_run</text:span>: The actual command or script you want cron to execute.</text:p>
        </text:list-item>
      </text:list>
      <text:p text:style-name="First_20_paragraph">For example, if you wanted to run your incremental backup script every day at 2:00 AM, your crontab entry might look something like this:</text:p>
      <text:p text:style-name="Preformatted_20_Text">0 2 * * * /path/to/your/backup_script.sh</text:p>
      <text:p text:style-name="First_20_paragraph">Here, <text:span text:style-name="Source_5f_Text">0</text:span> in the <text:span text:style-name="Source_5f_Text">minute</text:span> field means the job will run at the beginning of the hour. <text:span text:style-name="Source_5f_Text">2</text:span> in the <text:span text:style-name="Source_5f_Text">hour</text:span> field means 2 AM. The asterisks <text:span text:style-name="Source_5f_Text">*</text:span> in the <text:span text:style-name="Source_5f_Text">day_of_month</text:span>, <text:span text:style-name="Source_5f_Text">month</text:span>, and <text:span text:style-name="Source_5f_Text">day_of_week</text:span> fields mean that the job will run every day, every month, and every day of the week. <text:span text:style-name="Source_5f_Text">/path/to/your/backup_script.sh</text:span> is the full path to a script that contains your <text:span text:style-name="Source_5f_Text">rsync</text:span> command.</text:p>
      <text:h text:style-name="Heading_20_3" text:outline-level="3"><text:bookmark-start text:name="example-automated-backup-script-scheduled-with-cron"/>Example Automated Backup Script Scheduled with <text:span text:style-name="Source_5f_Text">cron</text:span><text:bookmark-end text:name="example-automated-backup-script-scheduled-with-cron"/></text:h>
      <text:p text:style-name="First_20_paragraph">Here is an example of a script that will</text:p>
      <text:p text:style-name="Text_20_body">You can use a text editor like <text:span text:style-name="Source_5f_Text">nano</text:span> to create this script. Let's say you want to create a script called <text:span text:style-name="Source_5f_Text">backup_nginx.sh</text:span> in your home directory (<text:span text:style-name="Source_5f_Text">~</text:span>).</text:p>
      <text:list xml:id="list506618159" text:style-name="L20">
        <text:list-item>
          <text:p text:style-name="P24"><text:span text:style-name="T1">Open a new file in</text:span> <text:span text:style-name="Source_5f_Text">nano</text:span>:</text:p>
          <text:p text:style-name="P4"><text:span text:style-name="FunctionTok">nano</text:span><text:span text:style-name="NormalTok"> ~/backup_nginx.sh</text:span> </text:p>
        </text:list-item>
        <text:list-item>
          <text:p text:style-name="P24"><text:span text:style-name="T1">Enter your</text:span> <text:span text:style-name="Source_5f_Text">rsync</text:span> <text:span text:style-name="T1">command into the file</text:span>. For example, to perform an incremental backup as we discussed, you might put something like this in your script:</text:p>
          <text:p text:style-name="P4"><text:span text:style-name="CommentTok">#!/bin/bash</text:span> </text:p>
          <text:p text:style-name="P4"><text:span text:style-name="VariableTok">BACKUP_DIR</text:span><text:span text:style-name="OperatorTok">=</text:span><text:span text:style-name="StringTok">"/var/backup/nginx-config-incremental"</text:span> </text:p>
          <text:p text:style-name="P4"><text:span text:style-name="VariableTok">SOURCE_DIR</text:span><text:span text:style-name="OperatorTok">=</text:span><text:span text:style-name="StringTok">"/etc/nginx/sites-available"</text:span> </text:p>
          <text:p text:style-name="P4"><text:span text:style-name="VariableTok">DATE</text:span><text:span text:style-name="OperatorTok">=</text:span><text:span text:style-name="VariableTok">$(</text:span><text:span text:style-name="FunctionTok">date</text:span><text:span text:style-name="NormalTok"> +%Y-%m-%d_%H-%M-%S</text:span><text:span text:style-name="VariableTok">)</text:span> </text:p>
          <text:p text:style-name="P4"><text:span text:style-name="VariableTok">PREVIOUS_BACKUP</text:span><text:span text:style-name="OperatorTok">=</text:span><text:span text:style-name="VariableTok">$(</text:span><text:span text:style-name="FunctionTok">ls</text:span><text:span text:style-name="NormalTok"> </text:span><text:span text:style-name="AttributeTok">-d</text:span><text:span text:style-name="NormalTok"> </text:span><text:span text:style-name="StringTok">"</text:span><text:span text:style-name="VariableTok">$BACKUP_DIR</text:span><text:span text:style-name="StringTok">"</text:span><text:span text:style-name="NormalTok">/backup.</text:span><text:span text:style-name="PreprocessorTok">*</text:span><text:span text:style-name="NormalTok"> </text:span><text:span text:style-name="KeywordTok">|</text:span><text:span text:style-name="NormalTok"> </text:span><text:span text:style-name="FunctionTok">sort</text:span><text:span text:style-name="NormalTok"> </text:span><text:span text:style-name="AttributeTok">-rV</text:span><text:span text:style-name="NormalTok"> </text:span><text:span text:style-name="KeywordTok">|</text:span><text:span text:style-name="NormalTok"> </text:span><text:span text:style-name="FunctionTok">head</text:span><text:span text:style-name="NormalTok"> </text:span><text:span text:style-name="AttributeTok">-n</text:span><text:span text:style-name="NormalTok"> 1</text:span><text:span text:style-name="VariableTok">)</text:span> </text:p>
          <text:p text:style-name="P4"/>
          <text:p text:style-name="P4"><text:span text:style-name="ControlFlowTok">if</text:span><text:span text:style-name="NormalTok"> </text:span><text:span text:style-name="BuiltInTok">[</text:span><text:span text:style-name="NormalTok"> </text:span><text:span text:style-name="OtherTok">-z</text:span><text:span text:style-name="NormalTok"> </text:span><text:span text:style-name="StringTok">"</text:span><text:span text:style-name="VariableTok">$PREVIOUS_BACKUP</text:span><text:span text:style-name="StringTok">"</text:span><text:span text:style-name="NormalTok"> </text:span><text:span text:style-name="BuiltInTok">]</text:span><text:span text:style-name="KeywordTok">;</text:span><text:span text:style-name="NormalTok"> </text:span><text:span text:style-name="ControlFlowTok">then</text:span> </text:p>
          <text:p text:style-name="P4"><text:span text:style-name="NormalTok"><text:s text:c="2"/></text:span><text:span text:style-name="CommentTok"># First backup: perform a full backup</text:span> </text:p>
          <text:p text:style-name="P4"><text:span text:style-name="NormalTok"><text:s text:c="2"/></text:span><text:span text:style-name="FunctionTok">rsync</text:span><text:span text:style-name="NormalTok"> </text:span><text:span text:style-name="AttributeTok">-av</text:span><text:span text:style-name="NormalTok"> </text:span><text:span text:style-name="StringTok">"</text:span><text:span text:style-name="VariableTok">$SOURCE_DIR</text:span><text:span text:style-name="StringTok">"</text:span><text:span text:style-name="NormalTok">/ </text:span><text:span text:style-name="StringTok">"</text:span><text:span text:style-name="VariableTok">$BACKUP_DIR</text:span><text:span text:style-name="StringTok">"</text:span><text:span text:style-name="NormalTok">/backup.</text:span><text:span text:style-name="StringTok">"</text:span><text:span text:style-name="VariableTok">$DATE</text:span><text:span text:style-name="StringTok">"</text:span><text:span text:style-name="NormalTok">/</text:span> </text:p>
          <text:p text:style-name="P4"><text:span text:style-name="ControlFlowTok">else</text:span> </text:p>
          <text:p text:style-name="P4"><text:span text:style-name="NormalTok"><text:s text:c="2"/></text:span><text:span text:style-name="CommentTok"># Subsequent backups: perform an incremental backup</text:span> </text:p>
          <text:p text:style-name="P4"><text:span text:style-name="NormalTok"><text:s text:c="2"/></text:span><text:span text:style-name="FunctionTok">rsync</text:span><text:span text:style-name="NormalTok"> </text:span><text:span text:style-name="AttributeTok">-av</text:span><text:span text:style-name="NormalTok"> </text:span><text:span text:style-name="AttributeTok">--delete</text:span><text:span text:style-name="NormalTok"> </text:span><text:span text:style-name="AttributeTok">--link-dest</text:span><text:span text:style-name="OperatorTok">=</text:span><text:span text:style-name="StringTok">"</text:span><text:span text:style-name="VariableTok">$PREVIOUS_BACKUP</text:span><text:span text:style-name="StringTok">"</text:span><text:span text:style-name="NormalTok"> </text:span><text:span text:style-name="StringTok">"</text:span><text:span text:style-name="VariableTok">$SOURCE_DIR</text:span><text:span text:style-name="StringTok">"</text:span><text:span text:style-name="NormalTok">/ </text:span><text:span text:style-name="StringTok">"</text:span><text:span text:style-name="VariableTok">$BACKUP_DIR</text:span><text:span text:style-name="StringTok">"</text:span><text:span text:style-name="NormalTok">/backup.</text:span><text:span text:style-name="StringTok">"</text:span><text:span text:style-name="VariableTok">$DATE</text:span><text:span text:style-name="StringTok">"</text:span><text:span text:style-name="NormalTok">/</text:span> </text:p>
          <text:p text:style-name="P4"><text:span text:style-name="ControlFlowTok">fi</text:span> </text:p>
          <text:p text:style-name="P24">Let's break down this script:</text:p>
          <text:list text:style-name="L21">
            <text:list-item>
              <text:p text:style-name="P25"><text:span text:style-name="Source_5f_Text">#!/bin/bash</text:span>: This is a shebang line, which tells the system to execute the script using Bash.</text:p>
            </text:list-item>
            <text:list-item>
              <text:p text:style-name="P25"><text:span text:style-name="Source_5f_Text">BACKUP_DIR="/var/backup/nginx-config-incremental"</text:span>: This sets a variable for your main backup directory.</text:p>
            </text:list-item>
            <text:list-item>
              <text:p text:style-name="P25"><text:span text:style-name="Source_5f_Text">SOURCE_DIR="/etc/nginx/sites-available"</text:span>: This sets a variable for the directory you're backing up.</text:p>
            </text:list-item>
            <text:list-item>
              <text:p text:style-name="P25"><text:span text:style-name="Source_5f_Text">DATE=$(date +%Y-%m-%d_%H-%M-%S)</text:span>: This creates a variable containing the current date and time, which we'll use to name our backup directories.</text:p>
            </text:list-item>
            <text:list-item>
              <text:p text:style-name="P25"><text:soft-page-break/><text:span text:style-name="Source_5f_Text">PREVIOUS_BACKUP=$(ls -d "$BACKUP_DIR"/backup.* | sort -rV | head -n 1)</text:span>: This line finds the most recent previous backup directory.</text:p>
            </text:list-item>
            <text:list-item>
              <text:p text:style-name="P25">The <text:span text:style-name="Source_5f_Text">if</text:span> statement checks if it's the first backup (if <text:span text:style-name="Source_5f_Text">$PREVIOUS_BACKUP</text:span> is empty). If it is, it performs a full backup.</text:p>
            </text:list-item>
            <text:list-item>
              <text:p text:style-name="P25">Otherwise, it performs an incremental backup using <text:span text:style-name="Source_5f_Text">--link-dest</text:span> pointing to the previous backup.</text:p>
            </text:list-item>
          </text:list>
        </text:list-item>
        <text:list-item>
          <text:p text:style-name="P24"><text:span text:style-name="T1">Make the script executable</text:span>: After you've saved the script in <text:span text:style-name="Source_5f_Text">nano</text:span> (Ctrl+O, then Enter, then Ctrl+X), you need to give it execute permissions:</text:p>
          <text:p text:style-name="P4"><text:span text:style-name="FunctionTok">chmod</text:span><text:span text:style-name="NormalTok"> +x ~/backup_nginx.sh</text:span> </text:p>
        </text:list-item>
      </text:list>
      <text:p text:style-name="First_20_paragraph">Now you have a script that will perform either a full backup (if it's the first run) or an incremental backup (for subsequent runs).</text:p>
      <text:p text:style-name="Text_20_body"><text:span text:style-name="T1">Next, you need to tell</text:span> <text:span text:style-name="Source_5f_Text">cron</text:span> <text:span text:style-name="T1">to run this script at your desired schedule</text:span>. To edit your crontab, run:</text:p>
      <text:p text:style-name="Preformatted_20_Text"><text:span text:style-name="FunctionTok">crontab</text:span><text:span text:style-name="NormalTok"> </text:span><text:span text:style-name="AttributeTok">-e</text:span> </text:p>
      <text:p text:style-name="First_20_paragraph">This will open your crontab file in a text editor (usually <text:span text:style-name="Source_5f_Text">nano</text:span> by default). Add a line like this (adjusting the time as needed):</text:p>
      <text:p text:style-name="Preformatted_20_Text">0 2 * * * ~/backup_nginx.sh</text:p>
      <text:p text:style-name="First_20_paragraph">This will run your <text:span text:style-name="Source_5f_Text">backup_nginx.sh</text:span> script every day at 2:00 AM.</text:p>
      <text:p text:style-name="Text_20_body">After adding the line, save and close the crontab file. <text:span text:style-name="Source_5f_Text">cron</text:span> will automatically pick up the changes.</text:p>
      <text:h text:style-name="Heading_20_2" text:outline-level="2"><text:bookmark-start text:name="backup-strategies-and-best-practices"/>Backup Strategies and Best Practices<text:bookmark-end text:name="backup-strategies-and-best-practices"/></text:h>
      <text:h text:style-name="Heading_20_3" text:outline-level="3"><text:bookmark-start text:name="backup-strategies"/>Backup Strategies<text:bookmark-end text:name="backup-strategies"/></text:h>
      <text:p text:style-name="First_20_paragraph">Let's talk about different backup strategies. Understanding these will help you make informed decisions about how you want to protect your data.</text:p>
      <text:p text:style-name="Text_20_body">We've already discussed <text:span text:style-name="T1">full backups</text:span> (copying everything every time) and <text:span text:style-name="T1">incremental</text:span> backups (copying only changes since the last backup). These are two fundamental strategies, but there's another important one called <text:span text:style-name="T1">differential backups</text:span>.</text:p>
      <text:p text:style-name="Text_20_body">Here's a quick comparison:</text:p>
      <text:list xml:id="list2798927618" text:style-name="L22">
        <text:list-item>
          <text:p text:style-name="P26"><text:span text:style-name="T1">Full Backup</text:span>: As we know, this copies all selected data. It's straightforward to restore from a full backup, as everything you need is in one place. However, it takes the longest time and the most storage space for each backup.</text:p>
        </text:list-item>
        <text:list-item>
          <text:p text:style-name="P26"><text:span text:style-name="T1">Incremental Backup</text:span>: This copies only the data that has changed since the last backup (which could be a full or a previous incremental backup). They are fast and use minimal storage space for each run. However, restoring from an incremental backup requires having the last full backup and all subsequent incremental backups in the correct order. If <text:soft-page-break/>any one of the incremental backups is corrupted or missing, the restore process can fail.</text:p>
        </text:list-item>
        <text:list-item>
          <text:p text:style-name="P26"><text:span text:style-name="T1">Differential Backup</text:span>: This is like a middle ground. A differential backup copies all the data that has changed since the last full backup. So, on Monday, you might do a full backup. On Tuesday, the differential backup will contain all changes since Monday. On Wednesday, the differential backup will again contain all changes since Monday (it doesn't care about Tuesday's backup).</text:p>
        </text:list-item>
      </text:list>
      <text:p text:style-name="First_20_paragraph">Think of it like this:</text:p>
      <text:list xml:id="list977591889" text:style-name="L23">
        <text:list-item>
          <text:p text:style-name="P27"><text:span text:style-name="T1">Full</text:span>: Making a complete photocopy of a book every day.</text:p>
        </text:list-item>
        <text:list-item>
          <text:p text:style-name="P27"><text:span text:style-name="T1">Incremental</text:span>: Each day, only photocopying the pages that were changed since the last photocopy. To get the complete book, you need the original full copy and all the changed pages in order.</text:p>
        </text:list-item>
        <text:list-item>
          <text:p text:style-name="P27"><text:span text:style-name="T1">Differential</text:span>: After the first full photocopy, each day you photocopy all the pages that have changed since that original full copy. To get the complete book, you only need the original full copy and the latest set of changed pages.</text:p>
        </text:list-item>
      </text:list>
      <text:p text:style-name="P2">When to use which?</text:p>
      <text:list xml:id="list34000741" text:style-name="L24">
        <text:list-item>
          <text:p text:style-name="P28"><text:span text:style-name="T1">Full backups</text:span> are good for initial backups or for less frequently changing data where simplicity of restore is paramount.</text:p>
        </text:list-item>
        <text:list-item>
          <text:p text:style-name="P28"><text:span text:style-name="T1">Incremental backups</text:span> are excellent for daily backups of large datasets with small daily changes, as they are fast and space-efficient. However, the more incrementals you have, the longer and more complex the restore process becomes.</text:p>
        </text:list-item>
        <text:list-item>
          <text:p text:style-name="P28"><text:span text:style-name="T1">Differential backups</text:span> offer a balance. They take more space and time than incrementals (but less than fulls after the first one), and the restore process is simpler than with incrementals (you only need the last full and the latest differential).</text:p>
        </text:list-item>
      </text:list>
      <text:p text:style-name="First_20_paragraph">You can even combine these strategies. For example, you might do a full backup weekly, with daily incremental backups in between, or perhaps a full backup monthly with daily differentials.</text:p>
      <text:p text:style-name="Text_20_body">The best strategy depends on factors like the volume of your data, how frequently it changes, your storage capacity, and your desired restore time.</text:p>
      <text:h text:style-name="Heading_20_3" text:outline-level="3"><text:bookmark-start text:name="best-practices"/>Best Practices<text:bookmark-end text:name="best-practices"/></text:h>
      <text:p text:style-name="First_20_paragraph">Let's discuss some best practices for setting up and maintaining your local backups. These are like the rules of the road that ensure your backups are reliable and will actually save you when disaster strikes!</text:p>
      <text:p text:style-name="Text_20_body">Here are some key best practices to keep in mind:</text:p>
      <text:list xml:id="list2829746248" text:style-name="L25">
        <text:list-item>
          <text:p text:style-name="P29"><text:span text:style-name="T1">Verification</text:span>: Don't just assume your backups are working correctly! Regularly verify your backups to ensure the files are being copied as expected and are not corrupted. You can do this by occasionally listing the contents of your backup directories and comparing them to your source data. For more critical systems, you might even consider using <text:span text:style-name="Source_5f_Text">rsync</text:span>'s <text:span text:style-name="Source_5f_Text">--checksum</text:span> option, which performs a more thorough verification by comparing the content of files, though it can be slower. Think of it as occasionally checking if the <text:soft-page-break/>emergency blueprints are actually readable and complete.</text:p>
        </text:list-item>
        <text:list-item>
          <text:p text:style-name="P29"><text:span text:style-name="T1">Testing Restores</text:span>: This is arguably the most crucial step. A backup is only as good as your ability to restore from it. Periodically practice restoring files or even a small directory from your backups to a temporary location to ensure the process works and you know what to do in a real recovery situation. This will also help you identify any potential issues with your backup process. It's like having a fire drill to make sure everyone knows how to evacuate safely.</text:p>
        </text:list-item>
        <text:list-item>
          <text:p text:style-name="P29"><text:span text:style-name="T1">Security Considerations</text:span>: Even though these are local backups, security is still important. Ensure that your backup destination has appropriate file permissions so that only authorized users (like the system administrator) can access and modify the backup data. If your backup destination is an external drive, consider storing it in a secure location to protect against physical theft or damage.</text:p>
        </text:list-item>
        <text:list-item>
          <text:p text:style-name="P29"><text:span text:style-name="T1">Retention Policy</text:span>: Decide how long you need to keep your backups. Do you need daily backups for a week, weekly backups for a month, and monthly backups for a year? Implementing a retention policy helps you manage storage space and ensures you have backups available for different recovery scenarios. You might need to periodically prune older backups according to your policy.</text:p>
        </text:list-item>
        <text:list-item>
          <text:p text:style-name="P29"><text:span text:style-name="T1">Monitoring</text:span>: If possible, set up some form of monitoring for your backup process. This could be as simple as checking the <text:span text:style-name="Source_5f_Text">cron</text:span> logs for any errors or using more sophisticated tools to track backup success and storage usage. Knowing if a backup failed is crucial for addressing the issue promptly.</text:p>
        </text:list-item>
        <text:list-item>
          <text:p text:style-name="P29"><text:span text:style-name="T1">Documentation</text:span>: Keep a record of your backup strategy, the scripts you use, where the backups are stored, and the restore procedure. This documentation will be invaluable if you need to recover data, especially if someone else needs to do it in your absence.</text:p>
        </text:list-item>
      </text:list>
      <text:p text:style-name="First_20_paragraph">By following these best practices, you can significantly increase the reliability and usefulness of your local backup strategy with <text:span text:style-name="Source_5f_Text">rsyn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7:35:46Z</meta:creation-date>
    <dc:date>2025-06-10T11:57:59.650334768</dc:date>
    <meta:editing-duration>PT32S</meta:editing-duration>
    <meta:editing-cycles>1</meta:editing-cycles>
    <meta:document-statistic meta:table-count="0" meta:image-count="0" meta:object-count="0" meta:page-count="10" meta:paragraph-count="172" meta:word-count="3698" meta:character-count="23153" meta:non-whitespace-character-count="19679"/>
  </office:meta>
</office:document-meta>
</file>